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LGC Sans" svg:font-family="DejaVu LGC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Nimbus Mono L" svg:font-family="Nimbus Mono L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2pt" style:font-size-asian="22pt" style:font-size-complex="22pt"/>
    </style:style>
    <style:style style:name="T3" style:parent-style-name="DefaultParagraphFont" style:family="text">
      <style:text-properties fo:font-size="22pt" style:font-size-asian="22pt" style:font-size-complex="22pt" style:language-complex="ar" style:country-complex="SA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size="15pt" style:font-size-asian="15pt"/>
    </style:style>
    <style:style style:name="T6" style:parent-style-name="DefaultParagraphFont" style:family="text">
      <style:text-properties fo:font-size="22pt" style:font-size-asian="22pt" style:font-size-complex="22pt"/>
    </style:style>
    <style:style style:name="P7" style:parent-style-name="Standard" style:family="paragraph">
      <style:text-properties fo:font-size="22pt" style:font-size-asian="22pt" style:font-size-complex="22pt"/>
    </style:style>
    <style:style style:name="T8" style:parent-style-name="DefaultParagraphFont" style:family="text">
      <style:text-properties fo:font-size="22pt" style:font-size-asian="22pt" style:font-size-complex="22pt" style:language-complex="ar" style:country-complex="SA"/>
    </style:style>
    <style:style style:name="P9" style:parent-style-name="Standard" style:family="paragraph">
      <style:text-properties fo:font-size="22pt" style:font-size-asian="22pt" style:font-size-complex="22pt"/>
    </style:style>
    <style:style style:name="T10" style:parent-style-name="DefaultParagraphFont" style:family="text">
      <style:text-properties style:language-complex="ar" style:country-complex="SA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language-complex="ar" style:country-complex="SA"/>
    </style:style>
    <style:style style:name="T13" style:parent-style-name="DefaultParagraphFont" style:family="text">
      <style:text-properties style:language-complex="ar" style:country-complex="SA"/>
    </style:style>
    <style:style style:name="T14" style:parent-style-name="DefaultParagraphFont" style:family="text">
      <style:text-properties style:language-complex="ar" style:country-complex="SA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language-complex="ar" style:country-complex="SA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language-complex="ar" style:country-complex="SA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style:language-complex="ar" style:country-complex="SA"/>
    </style:style>
    <style:style style:name="T22" style:parent-style-name="DefaultParagraphFont" style:family="text">
      <style:text-properties style:language-complex="ar" style:country-complex="SA"/>
    </style:style>
    <style:style style:name="T23" style:parent-style-name="DefaultParagraphFont" style:family="text">
      <style:text-properties style:language-complex="ar" style:country-complex="SA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><text:s text:c="9"/></text:p>
      <text:p text:style-name="Standard"><text:s text:c="70"/><text:span text:style-name="T2">Clustering</text:span></text:p>
      <text:p text:style-name="Standard"><text:span text:style-name="T3"><draw:custom-shape svg:x="2.3701in" svg:y="0.3957in" svg:width="1.1875in" svg:height="0.5in" draw:z-index="3" draw:id="id0" draw:style-name="a0" draw:name="Rectangle 1" text:anchor-type="paragraph"><svg:title/><svg:desc/><text:p text:style-name="P4"><text:span text:style-name="T5">ROUTER</text:span></text:p><draw:enhanced-geometry draw:type="non-primitive" svg:viewBox="0 0 21600 21600" draw:enhanced-path="M 0 0 L 21600 0 21600 21600 0 21600 Z N"/></draw:custom-shape></text:span><text:span text:style-name="T6"><text:s text:c="31"/></text:span></text:p>
      <text:p text:style-name="P7"/>
      <text:p text:style-name="Standard"><text:span text:style-name="T8"><draw:connector draw:type="line" svg:x1="2.9327in" svg:y1="0.0528in" svg:x2="2.9327in" svg:y2="1.01599in" draw:z-index="6" draw:id="id1" draw:style-name="a1" draw:name="Straight Connector 2" text:anchor-type="paragraph"><svg:title/><svg:desc/></draw:connector></text:span></text:p>
      <text:p text:style-name="P9"/>
      <text:p text:style-name="Standard"><text:span text:style-name="T10"><draw:custom-shape svg:x="2.422in" svg:y="0.1728in" svg:width="1in" svg:height="0.23958in" draw:z-index="2" draw:id="id2" draw:style-name="a2" draw:name="Rectangle 3" text:anchor-type="paragraph"><svg:title/><svg:desc/><text:p text:style-name="P11">SWITCH</text:p><draw:enhanced-geometry draw:type="non-primitive" svg:viewBox="0 0 21600 21600" draw:enhanced-path="M 0 0 L 21600 0 21600 21600 0 21600 Z N"/></draw:custom-shape></text:span></text:p>
      <text:p text:style-name="Standard"><text:span text:style-name="T12"><draw:connector draw:type="line" svg:x1="2.6618in" svg:y1="0.1827in" svg:x2="2.1618in" svg:y2="1.52853in" draw:z-index="4" draw:id="id3" draw:style-name="a3" draw:name="Straight Connector 4" text:anchor-type="paragraph"><svg:title/><svg:desc/></draw:connector></text:span><text:span text:style-name="T13"><draw:connector draw:type="line" svg:x1="3.0992in" svg:y1="0.1827in" svg:x2="3.73392in" svg:y2="1.5077in" draw:z-index="5" draw:id="id4" draw:style-name="a4" draw:name="Straight Connector 5" text:anchor-type="paragraph"><svg:title/><svg:desc/></draw:connector></text:span><text:s text:c="75"/></text:p>
      <text:p text:style-name="Standard"/>
      <text:p text:style-name="Standard"><text:span text:style-name="T14"><draw:custom-shape svg:x="1.9638in" svg:y="0.05in" svg:width="1.9375in" svg:height="0.6875in" draw:z-index="10" draw:id="id5" draw:style-name="a5" draw:name="Freeform 6" text:anchor-type="paragraph"><svg:title/><svg:desc/><text:p text:style-name="P15">VIRTUAL IP</text:p><text:p text:style-name="P16">192.168.1.66</text:p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<text:p text:style-name="Standard"/>
      <text:p text:style-name="Standard"/>
      <text:p text:style-name="Standard"><text:s text:c="36"/></text:p>
      <text:p text:style-name="Standard"><text:span text:style-name="T17"><draw:custom-shape svg:x="3.4846in" svg:y="0.1291in" svg:width="0.45833in" svg:height="0.83333in" draw:z-index="251659264" draw:id="id6" draw:style-name="a6" draw:name="Rectangle 7" text:anchor-type="paragraph"><svg:title/><svg:desc/><text:p text:style-name="P18">S/M2</text:p><draw:enhanced-geometry draw:type="non-primitive" svg:viewBox="0 0 21600 21600" draw:enhanced-path="M 0 0 L 21600 0 21600 21600 0 21600 Z N"/></draw:custom-shape></text:span><text:span text:style-name="T19"><draw:custom-shape svg:x="1.9016in" svg:y="0.15in" svg:width="0.42708in" svg:height="0.83333in" draw:z-index="251658240" draw:id="id7" draw:style-name="a7" draw:name="Rectangle 8" text:anchor-type="paragraph"><svg:title/><svg:desc/><text:p text:style-name="P20">S/M1</text:p><draw:enhanced-geometry draw:type="non-primitive" svg:viewBox="0 0 21600 21600" draw:enhanced-path="M 0 0 L 21600 0 21600 21600 0 21600 Z N"/></draw:custom-shape></text:span><text:s text:c="12"/>(eth0:192.168.1.25) <text:s text:c="51"/>(eth0:192.168.1.26)</text:p>
      <text:p text:style-name="Standard"/>
      <text:p text:style-name="Standard"/>
      <text:p text:style-name="Standard"><text:s text:c="49"/></text:p>
      <text:p text:style-name="Standard"><text:span text:style-name="T21"><draw:connector draw:type="line" svg:x1="2.089in" svg:y1="0.0638in" svg:x2="2.089in" svg:y2="0.65894in" draw:z-index="7" draw:id="id8" draw:style-name="a8" draw:name="Straight Connector 9" text:anchor-type="paragraph"><svg:title/><svg:desc/></draw:connector></text:span><text:span text:style-name="T22"><draw:connector draw:type="line" svg:x1="3.6827in" svg:y1="0.0429in" svg:x2="3.6827in" svg:y2="0.65887in" draw:z-index="9" draw:id="id9" draw:style-name="a9" draw:name="Straight Connector 10" text:anchor-type="paragraph"><svg:title/><svg:desc/></draw:connector></text:span><text:s text:c="12"/>(eth1:172.16.4.80) <text:s text:c="56"/>(eth1:172.16.4.81)</text:p>
      <text:p text:style-name="Standard"/>
      <text:p text:style-name="Standard"><text:span text:style-name="T23"><draw:connector draw:type="line" svg:x1="2.089in" svg:y1="0.1992in" svg:x2="3.67233in" svg:y2="0.1992in" draw:z-index="8" draw:id="id10" draw:style-name="a10" draw:name="Straight Connector 11" text:anchor-type="paragraph"><svg:title/><svg:desc/></draw:connector></text:span><text:s text:c="56"/>CROSS CABLE<text:s/><text:s text:c="88"/></text:p>
      <text:p text:style-name="Standard"><text:s text:c="167"/><text:s text:c="6"/></text:p>
      <text:p text:style-name="Standard"/>
      <text:p text:style-name="Standard"><text:s text:c="3"/>STEPS:-</text:p>
      <text:p text:style-name="Standard"><text:s text:c="2"/>1.Install heartbeat on S/M and S/M2</text:p>
      <text:p text:style-name="Standard"><text:s text:c="2"/>2.Heartbeat Configuration on our two nodes</text:p>
      <text:p text:style-name="Standard"><text:s text:c="8"/>a:Assign hostname node01 to primary node( S/M) with IP address 192.168.1.X to eth0</text:p>
      <text:p text:style-name="Standard"><text:s text:c="11"/>and eth1 with different range(ex:172.16.4.80).</text:p>
      <text:p text:style-name="Standard"><text:s text:c="8"/>b:Assign hostname node02 <text:s/>to secondary node(S/M2) with ip address 192.168.1.X to etho</text:p>
      <text:p text:style-name="Standard"><text:s text:c="11"/>and eth1(ex:172.16.4.81).</text:p>
      <text:p text:style-name="Standard"><text:s text:c="11"/>Throgh eth1 heartbeat communicate each other.</text:p>
      <text:p text:style-name="Standard"><text:s text:c="8"/>c:Virtual IP 192.168.1.66 that will be used for our hearbeat<text:s/>clustering application(here web server)</text:p>
      <text:p text:style-name="Standard"><text:s text:c="11"/>No need to create a virtual network interface and assign an IP address (192.168.1.66) to it</text:p>
      <text:p text:style-name="Standard"><text:s text:c="11"/>Heartbeat will do this for you, and start the service (httpd) itself.</text:p>
      <text:p text:style-name="Standard"><text:s text:c="11"/></text:p>
      <text:p text:style-name="Standard"/>
      <text:p text:style-name="Standard"/>
      <text:p text:style-name="Standard"><text:s text:c="8"/>d:copy these files</text:p>
      <text:p text:style-name="Standard"><text:s text:c="15"/>cp /usr/share/doc/heartbeat-2.1.2/authkeys /etc/ha.d/<text:line-break/><text:s text:c="15"/>cp /usr/share/doc/heartbeat-2.1.2/ha.cf /etc/ha.d/</text:p>
      <text:p text:style-name="Standard"><text:s text:c="15"/>cp /usr/share/doc/heartbeat-2.1.2/haresources /etc/ha.d/</text:p>
      <text:p text:style-name="Standard"><text:s text:c="8"/>e:we will deal with the authkeys file, we will use authentication method 2 (sha1). For this we will</text:p>
      <text:p text:style-name="Standard"><text:s text:c="11"/>add the following lines:</text:p>
      <text:p text:style-name="Standard"><text:s text:c="13"/></text:p>
      <text:soft-page-break/>
      <text:p text:style-name="Standard"><text:s text:c="8"/>auth 2</text:p>
      <text:p text:style-name="Textbody"><text:s text:c="8"/>2 sha1 test-ha</text:p>
      <text:p text:style-name="Textbody"><text:s text:c="3"/>f:Change the permission of the authkeys file:</text:p>
      <text:p text:style-name="Textbody"><text:s text:c="5"/>chmod 600 /etc/ha.d/authkeys</text:p>
      <text:p text:style-name="Textbody"><text:s text:c="3"/>g:Add the<text:s/>following lines in the ha.cf file:</text:p>
      <text:p text:style-name="Textbody"><text:s text:c="6"/>logfile /var/log/ha-log</text:p>
      <text:p text:style-name="Textbody"><text:s text:c="6"/>logfacility local0</text:p>
      <text:p text:style-name="Textbody"><text:s text:c="6"/>keepalive 2</text:p>
      <text:p text:style-name="Textbody"><text:s text:c="6"/>deadtime 30</text:p>
      <text:p text:style-name="Textbody"><text:s text:c="6"/>initdead 120</text:p>
      <text:p text:style-name="Textbody"><text:s text:c="6"/>bcast eth1</text:p>
      <text:p text:style-name="Textbody"><text:s text:c="6"/>udpport 694</text:p>
      <text:p text:style-name="Textbody"><text:s text:c="6"/>auto_failback on</text:p>
      <text:p text:style-name="Textbody"><text:s text:c="6"/>node node01</text:p>
      <text:p text:style-name="Textbody"><text:s text:c="6"/>node node01</text:p>
      <text:p text:style-name="Textbody"><text:s text:c="7"/>(Where node01 node02 get by command “uname <text:s/>-n”)</text:p>
      <text:p text:style-name="Textbody"><text:s text:c="3"/>h:The final piece of work in our configuration is to edit the haresources file.</text:p>
      <text:p text:style-name="Textbody"><text:s text:c="5"/>This file contains the information about resources which we want to highly</text:p>
      <text:p text:style-name="Textbody"><text:s text:c="5"/>enable. In our case we want the webserver (httpd) highly available:</text:p>
      <text:p text:style-name="Textbody"><text:s text:c="3"/>i:Add the following line:</text:p>
      <text:p text:style-name="Textbody"><text:s text:c="6"/>node01 192.168.1.66 httpd</text:p>
      <text:p text:style-name="Textbody"><text:s text:c="3"/>j:Copy the /etc/ha.d/ directory from node01 to node02:</text:p>
      <text:p text:style-name="Textbody"/>
      <text:p text:style-name="Textbody"/>
      <text:p text:style-name="Textbody"/>
      <text:p text:style-name="Textbody"><text:s text:c="5"/></text:p>
      <text:p text:style-name="Textbody"><text:s text:c="2"/>3:As we want httpd highly enabled let's start configuring httpd:</text:p>
      <text:p text:style-name="Textbody"><text:s text:c="5"/>a: Add this line in httpd.conf:</text:p>
      <text:p text:style-name="Textbody"><text:s text:c="8"/>Listen 192.168.1.66:80</text:p>
      <text:p text:style-name="Textbody"><text:s text:c="2"/>4:Copy the /etc/httpd/conf/httpd.conf file to node02:</text:p>
      <text:p text:style-name="Textbody"><text:s text:c="2"/>5:Create the file index.html on both nodes (node01 &amp; node02):</text:p>
      <text:p text:style-name="Textbody"><text:s text:c="2"/>6:NAT virtual ip 192.168.1.66 on your router</text:p>
      <text:p text:style-name="Textbody"><text:s text:c="2"/>7:Now start heartbeat on the primary node01 and slave node02:</text:p>
      <text:p text:style-name="Textbody"><text:s text:c="2"/>8:Open web-browser and type in the URL:</text:p>
      <text:soft-page-break/>
      <text:p text:style-name="Textbody"><text:s text:c="9"/><text:a xlink:href="http://192.168.1.66/" office:target-frame-name="_top" xlink:show="replace">http://192.168.1.66</text:a></text:p>
      <text:p text:style-name="Textbody"><text:s text:c="7"/>It will automaticaly start ur webserver on your node01 and listen on virtual ip 192.168.1.66</text:p>
      <text:p text:style-name="Textbody"><text:s text:c="7"/>and shows ur html pages from node01</text:p>
      <text:p text:style-name="Textbody"><text:s text:c="5"/>9:Now stop the hearbeat daemon on node01 or shutdown your master(node01)</text:p>
      <text:p text:style-name="Textbody"><text:s text:c="5"/>10:In your browser type in the URL<text:s/><text:a xlink:href="http://172.16.4.82/" office:target-frame-name="_top" xlink:show="replace">http://192.168.1.66</text:a></text:p>
      <text:p text:style-name="Textbody"><text:s text:c="11"/>It will turn on your webserver on slave sytem(node 02) and show your<text:s/>web pages</text:p>
      <text:p text:style-name="Textbody"><text:s text:c="5"/></text:p>
      <text:p text:style-name="Textbody"><text:s text:c="4"/>(Note:Node01 and Node02 communicate through eth1 with the help of heartbeat.Whenever</text:p>
      <text:p text:style-name="Textbody"><text:s text:c="5"/>Node01 down then heartbeat will free ur virtual ip(192.168.1.66) by sending arch messeges</text:p>
      <text:p text:style-name="Textbody"><text:s text:c="5"/>to router <text:s/>assign to node02 for listening webserver.)</text:p>
      <text:p text:style-name="Textbody"/>
      <text:p text:style-name="Textbody"/>
      <text:p text:style-name="Textbody"/>
      <text:p text:style-name="Textbody">http://theitaxis.wordpress.com/2009/11/14/heartbeat-a-step-by-step-configuration-guide-to-high-availability-linux-clusters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LGC Sans" svg:font-family="DejaVu LGC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Nimbus Mono L" svg:font-family="Nimbus Mono L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LGC Sans" style:font-name-complex="DejaVu LGC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Nimbus Mono L" style:font-name-asian="Nimbus Mono L" style:font-name-complex="Nimbus Mono L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ot</meta:initial-creator>
    <dc:creator>moidin</dc:creator>
    <meta:creation-date>2010-02-01T06:30:00Z</meta:creation-date>
    <dc:date>2013-04-20T19:22:00Z</dc:date>
    <meta:template xlink:href="Normal" xlink:type="simple"/>
    <meta:editing-cycles>15</meta:editing-cycles>
    <meta:editing-duration>PT7800S</meta:editing-duration>
    <meta:user-defined meta:name="Info 1"/>
    <meta:user-defined meta:name="Info 2"/>
    <meta:user-defined meta:name="Info 3"/>
    <meta:user-defined meta:name="Info 4"/>
    <meta:document-statistic meta:page-count="3" meta:paragraph-count="8" meta:word-count="601" meta:character-count="4025" meta:row-count="28" meta:non-whitespace-character-count="3432"/>
  </office:meta>
</office:document-meta>
</file>